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lgerian" svg:font-family="Algerian" style:font-family-generic="decorative"/>
    <style:font-face style:name="arial1" svg:font-family="arial" style:font-adornments="Bold" style:font-family-generic="swiss"/>
    <style:font-face style:name="arial3" svg:font-family="arial" style:font-adornments="Gras" style:font-family-generic="swiss"/>
    <style:font-face style:name="arial2" svg:font-family="arial" style:font-adornments="Normal" style:font-family-generic="swiss"/>
    <style:font-face style:name="arial"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1" svg:font-family="Algerian" style:font-family-generic="decorative" style:font-pitch="variable"/>
    <style:font-face style:name="Algerian2"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ubtitle">
      <style:text-properties style:font-name="Algerian1" fo:language="en" fo:country="US"/>
    </style:style>
    <style:style style:name="P6" style:family="paragraph" style:parent-style-name="Title">
      <style:text-properties style:use-window-font-color="true" style:font-name="Algerian" fo:language="en" fo:country="US"/>
    </style:style>
    <style:style style:name="P7" style:family="paragraph" style:parent-style-name="Text_20_body">
      <style:text-properties fo:color="#ff0000"/>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2">
      <style:text-properties officeooo:paragraph-rsid="002125cf"/>
    </style:style>
    <style:style style:name="P13" style:family="paragraph" style:parent-style-name="Heading_20_3">
      <style:text-properties officeooo:paragraph-rsid="002125cf"/>
    </style:style>
    <style:style style:name="P14" style:family="paragraph" style:parent-style-name="Standard" style:list-style-name="L1"/>
    <style:style style:name="P15" style:family="paragraph" style:parent-style-name="Standard" style:list-style-name="L2">
      <style:text-properties officeooo:paragraph-rsid="002125cf"/>
    </style:style>
    <style:style style:name="P16" style:family="paragraph" style:parent-style-name="Standard">
      <style:paragraph-properties style:writing-mode="lr-tb"/>
      <style:text-properties fo:language="en" fo:country="US"/>
    </style:style>
    <style:style style:name="P17" style:family="paragraph">
      <style:paragraph-properties fo:margin-left="0cm" fo:margin-right="0cm" fo:text-indent="0cm" style:auto-text-indent="false" style:writing-mode="lr-tb"/>
    </style:style>
    <style:style style:name="P18" style:family="paragraph" style:parent-style-name="Standard" style:master-page-name="First_20_Page">
      <style:paragraph-properties style:page-number="auto" style:writing-mode="lr-tb"/>
      <style:text-properties fo:language="en" fo:country="US"/>
    </style:style>
    <style:style style:name="P19" style:family="paragraph" style:parent-style-name="Text_20_body">
      <style:text-properties officeooo:paragraph-rsid="001ae725"/>
    </style:style>
    <style:style style:name="P20" style:family="paragraph" style:parent-style-name="Text_20_body">
      <style:text-properties style:use-window-font-color="true" fo:background-color="transparent"/>
    </style:style>
    <style:style style:name="P21" style:family="paragraph" style:parent-style-name="Text_20_body">
      <style:text-properties style:use-window-font-color="true" officeooo:paragraph-rsid="001e267d"/>
    </style:style>
    <style:style style:name="P22" style:family="paragraph" style:parent-style-name="Text_20_body">
      <style:text-properties style:use-window-font-color="true" officeooo:paragraph-rsid="001fc5eb"/>
    </style:style>
    <style:style style:name="P23" style:family="paragraph" style:parent-style-name="Text_20_body">
      <style:text-properties officeooo:paragraph-rsid="002125cf"/>
    </style:style>
    <style:style style:name="P24" style:family="paragraph" style:parent-style-name="Text_20_body" style:list-style-name="L1">
      <style:text-properties officeooo:paragraph-rsid="002125cf"/>
    </style:style>
    <style:style style:name="P25" style:family="paragraph" style:parent-style-name="Text_20_body" style:list-style-name="L2"/>
    <style:style style:name="P26" style:family="paragraph" style:parent-style-name="Text_20_body" style:list-style-name="L3">
      <style:text-properties officeooo:paragraph-rsid="002125cf"/>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fc5eb"/>
    </style:style>
    <style:style style:name="T9" style:family="text">
      <style:text-properties style:use-window-font-color="true" fo:language="en" fo:country="US" officeooo:rsid="001c4ec3"/>
    </style:style>
    <style:style style:name="T10" style:family="text">
      <style:text-properties style:use-window-font-color="true" officeooo:rsid="001fc5eb"/>
    </style:style>
    <style:style style:name="T11" style:family="text">
      <style:text-properties style:use-window-font-color="true" officeooo:rsid="0020aa65"/>
    </style:style>
    <style:style style:name="T12" style:family="text">
      <style:text-properties style:use-window-font-color="true" style:font-name="arial" fo:font-size="12pt" fo:language="en" fo:country="GB" officeooo:rsid="0022b279"/>
    </style:style>
    <style:style style:name="T13" style:family="text">
      <style:text-properties style:use-window-font-color="true" officeooo:rsid="0022b279"/>
    </style:style>
    <style:style style:name="T14" style:family="text">
      <style:text-properties fo:language="en" fo:country="US"/>
    </style:style>
    <style:style style:name="T15" style:family="text">
      <style:text-properties fo:language="en" fo:country="US" officeooo:rsid="001c4ec3"/>
    </style:style>
    <style:style style:name="T16" style:family="text">
      <style:text-properties fo:language="en" fo:country="US" officeooo:rsid="001e267d"/>
    </style:style>
    <style:style style:name="T17" style:family="text">
      <style:text-properties fo:language="en" fo:country="US" officeooo:rsid="001d0ecb"/>
    </style:style>
    <style:style style:name="T18" style:family="text">
      <style:text-properties fo:language="en" fo:country="US" officeooo:rsid="001fc5eb"/>
    </style:style>
    <style:style style:name="T19" style:family="text">
      <style:text-properties style:font-name="Calibri" fo:font-size="11pt" fo:language="en" fo:country="US" officeooo:rsid="001fc5eb"/>
    </style:style>
    <style:style style:name="T20" style:family="text">
      <style:text-properties fo:color="#ff0000"/>
    </style:style>
    <style:style style:name="T21" style:family="text">
      <style:text-properties fo:color="#ff0000" style:font-name="Calibri" fo:font-size="11pt" fo:language="en" fo:country="US" officeooo:rsid="0020aa65"/>
    </style:style>
    <style:style style:name="T22" style:family="text">
      <style:text-properties fo:color="#ff0000" officeooo:rsid="0020aa65"/>
    </style:style>
    <style:style style:name="T23" style:family="text">
      <style:text-properties fo:color="#ff0000" officeooo:rsid="0022b279"/>
    </style:style>
    <style:style style:name="T24" style:family="text">
      <style:text-properties fo:color="#ff0000" style:font-name="arial" fo:font-size="12pt" fo:language="en" fo:country="GB" officeooo:rsid="0022b279"/>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pheshria</text:p>
      <text:p text:style-name="P5">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
      <text:section text:style-name="Sect1" text:name="Section1">
        <text:table-of-content text:style-name="Sect2" text:protected="true" text:name="Table des matières1">
          <text:table-of-content-source text:outline-level="10">
            <text:index-title-template text:style-name="Contents_20_Heading">Sommai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s</text:p>
            </text:index-title>
            <text:p text:style-name="P8"><text:a xlink:type="simple" xlink:href="#__RefHeading___Toc849_3078473065" text:style-name="Index_20_Link" text:visited-style-name="Index_20_Link">Content<text:tab/>3</text:a></text:p>
            <text:p text:style-name="P8"><text:a xlink:type="simple" xlink:href="#__RefHeading___Toc851_3078473065" text:style-name="Index_20_Link" text:visited-style-name="Index_20_Link">Introduction<text:tab/>4</text:a></text:p>
            <text:p text:style-name="P9"><text:a xlink:type="simple" xlink:href="#__RefHeading___Toc853_3078473065" text:style-name="Index_20_Link" text:visited-style-name="Index_20_Link"><text:s/>The world of Nepheshria<text:tab/>5</text:a></text:p>
            <text:p text:style-name="P9"><text:a xlink:type="simple" xlink:href="#__RefHeading___Toc855_3078473065" text:style-name="Index_20_Link" text:visited-style-name="Index_20_Link">How to use this book<text:tab/>5</text:a></text:p>
            <text:p text:style-name="P9"><text:a xlink:type="simple" xlink:href="#__RefHeading___Toc857_3078473065" text:style-name="Index_20_Link" text:visited-style-name="Index_20_Link">How to play<text:tab/>5</text:a></text:p>
            <text:p text:style-name="P10"><text:a xlink:type="simple" xlink:href="#__RefHeading___Toc859_3078473065" text:style-name="Index_20_Link" text:visited-style-name="Index_20_Link">The world of dice<text:tab/>6</text:a></text:p>
            <text:p text:style-name="P10"><text:a xlink:type="simple" xlink:href="#__RefHeading___Toc861_3078473065" text:style-name="Index_20_Link" text:visited-style-name="Index_20_Link">The D100<text:tab/>6</text:a></text:p>
            <text:p text:style-name="P10"><text:a xlink:type="simple" xlink:href="#__RefHeading___Toc863_3078473065" text:style-name="Index_20_Link" text:visited-style-name="Index_20_Link">Advantage / Disadvantage<text:tab/>6</text:a></text:p>
            <text:p text:style-name="P9"><text:a xlink:type="simple" xlink:href="#__RefHeading___Toc865_3078473065" text:style-name="Index_20_Link" text:visited-style-name="Index_20_Link">Adventures<text:tab/>7</text:a></text:p>
          </text:index-body>
        </text:table-of-content>
        <text:p text:style-name="Standard"/>
      </text:section>
      <text:h text:style-name="P11"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23">However, like every other role-playing game Nepheshria is about living your own adventure with your friend. To live an adventure, what did I need, you may ask. To live an adventure, you will need two types of players:</text:p>
        <text:list xml:id="list1031903311" text:style-name="L1">
          <text:list-item>
            <text:p text:style-name="P14">The Adventurer. They are players that incarnate the characters that will live the adventure.</text:p>
          </text:list-item>
          <text:list-item>
            <text:p text:style-name="P2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text:s/>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23">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2" text:outline-level="2">The world of Nepheshria</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ext:s/>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27">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7">Like this :</text:p>
        <text:p text:style-name="P27">[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23">In cases where the outcome of an action is uncertain, in Nepheshria, we rely on rolls of d100, to determine success or failure. Every character in the game possesses capabilities defined by five ability scores. The abilities are:</text:p>
        <text:list xml:id="list3860727554" text:style-name="L2">
          <text:list-item>
            <text:p text:style-name="P15">Dexterity: For anything that requires precision and stealth such as lock-picking, infiltration, dodging or handling slashing weapon</text:p>
          </text:list-item>
          <text:list-item>
            <text:p text:style-name="P15">Strength: For anything that requires sheer strength such as weightlifting, stamina or handling blunder weapons.</text:p>
          </text:list-item>
          <text:list-item>
            <text:p text:style-name="P15"><text:soft-page-break/>Social: For anything that requires communicating to other people, such as negotiation or social interaction.</text:p>
          </text:list-item>
          <text:list-item>
            <text:p text:style-name="P15">Instinct: For anything that requires your innate sensations, such as sensing your environment or manipulating certain magics.</text:p>
          </text:list-item>
          <text:list-item>
            <text:p text:style-name="P25">Intelligence: For anything that requires knowledge, such as identifying things, mythological and historical comprehension or manipulating certain magics.</text:p>
          </text:list-item>
        </text:list>
        <text:p text:style-name="P23">They typically range from 6 to 95 for most adventurers. These ability scores, and the ability modifiers derived from them, are the basis for almost every d100 roll that a player makes on a character. All ability checks rolls follow these simple steps:</text:p>
        <text:list xml:id="list1148580683" text:style-name="L3">
          <text:list-item>
            <text:p text:style-name="P26">Identify the ability to check, usually it’s the DM who decide.</text:p>
          </text:list-item>
          <text:list-item>
            <text:p text:style-name="P26">Apply circumstantial bonuses and penalties some knowledge, the effect of a spell, an artefact or particular circumstance. Once you’ve done that you, obtain the number you need to roll under.</text:p>
            <text:p text:style-name="P28">For example, if need to do a dexterity check you count like this: your dexterity + modifier so it will give you 60 + 15 = 75</text:p>
          </text:list-item>
          <text:list-item>
            <text:p text:style-name="P2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23">The DM will then decide what will happened in adequation of the result of the roll. The lower the result is the greater the result will be.</text:p>
        <text:h text:style-name="P13" text:outline-level="3"><text:bookmark-start text:name="__RefHeading___Toc863_3078473065"/>Advantage Disadvantage<text:bookmark-end text:name="__RefHeading___Toc863_3078473065"/></text:h>
        <text:p text:style-name="Text_20_body"><text:bookmark text:name="p216"/><text:span text:style-name="T14">It might </text:span><text:bookmark text:name="378-379"/><text:span text:style-name="T14">happen that in some </text:span><text:bookmark text:name="335-336"/><text:span text:style-name="T14">situation your </text:span><text:bookmark text:name="337-338"/><text:span text:style-name="T14">character will be proficient or inefficient in his </text:span><text:bookmark text:name="339-340"/><text:span text:style-name="T14">action.</text:span><text:bookmark text:name="p217"/><text:span text:style-name="T14"> Those </text:span><text:bookmark text:name="341-342"/><text:span text:style-name="T14">proficiency </text:span><text:bookmark text:name="380-381"/><text:span text:style-name="T14">comes when </text:span><text:bookmark text:name="226"/><text:span text:style-name="T14">you are </text:span><text:bookmark text:name="382-383"/><text:span text:style-name="T14">executing an </text:span><text:bookmark text:name="343-344"/><text:span text:style-name="T14">action in </text:span><text:bookmark text:name="345"/><text:span text:style-name="T14">adequacy with your </text:span><text:bookmark text:name="346-347"/><text:span text:style-name="T14">alignment or your </text:span><text:bookmark text:name="348-349"/><text:span text:style-name="T14">passion/</text:span><text:bookmark text:name="350-351"/><text:span text:style-name="T14">theme.</text:span><text:bookmark text:name="p1008"/><text:span text:style-name="T14"> <text:line-break/></text:span><text:bookmark text:name="p1009-pl12"/><text:bookmark text:name="p1009"/><text:span text:style-name="T14">In those </text:span><text:bookmark text:name="1097-1098-p1009-pl"/><text:span text:style-name="T14">case</text:span><text:bookmark text:name="p1009-pl11"/><text:span text:style-name="T14"> </text:span><text:bookmark text:name="1016-p1009-pl"/><text:span text:style-name="T14">you</text:span><text:bookmark text:name="p1009-pl10"/><text:span text:style-name="T14"> will </text:span><text:bookmark text:name="1121-1122-p1009-pl"/><text:span text:style-name="T14">perform</text:span><text:bookmark text:name="p1009-pl9"/><text:span text:style-name="T14"> two </text:span><text:bookmark text:name="1099-1100-p1009-pl"/><text:span text:style-name="T14">rolls</text:span><text:bookmark text:name="p1009-pl8"/><text:span text:style-name="T14"> and will </text:span><text:bookmark text:name="1033-1123-1124-p1009-pl"/><text:span text:style-name="T14">choose</text:span><text:bookmark text:name="p1009-pl7"/><text:span text:style-name="T14"> the </text:span><text:bookmark text:name="1032-p1009-pl"/><text:span text:style-name="T14">best</text:span><text:bookmark text:name="p1009-pl6"/><text:span text:style-name="T14"> one if </text:span><text:bookmark text:name="1017-p1009-pl"/><text:span text:style-name="T14">you</text:span><text:bookmark text:name="p1009-pl5"/><text:span text:style-name="T14"> </text:span><text:bookmark text:name="1125-1126-p1009-pl"/><text:span text:style-name="T14">are</text:span><text:bookmark text:name="p1009-pl4"/><text:span text:style-name="T14"> in an </text:span><text:bookmark text:name="1101-1102-p1009-pl"/><text:span text:style-name="T14">advantage</text:span><text:bookmark text:name="p1009-pl3"/><text:span text:style-name="T14">, and the worst one when </text:span><text:bookmark text:name="1018-p1009-pl"/><text:span text:style-name="T14">you</text:span><text:bookmark text:name="p1009-pl2"/><text:span text:style-name="T14"> </text:span><text:bookmark text:name="1127-1128-p1009-pl"/><text:span text:style-name="T14">are</text:span><text:bookmark text:name="p1009-pl1"/><text:span text:style-name="T14"> in a </text:span><text:bookmark text:name="1103-1104-p1009-pl"/><text:span text:style-name="T14">disadvantage</text:span><text:bookmark text:name="p1009-pl"/><text:span text:style-name="T14">.</text:span></text:p>
        <text:p text:style-name="Text_20_body"><text:bookmark text:name="p1010"/><text:span text:style-name="T14">For </text:span><text:bookmark text:name="1105-1106"/><text:span text:style-name="T14">example :</text:span></text:p>
        <text:p text:style-name="Text_20_body"><text:span text:style-name="T14">You </text:span><text:bookmark text:name="1230-1231"/><text:span text:style-name="T14">are a historian passionate about the </text:span><text:bookmark text:name="1166"/><text:span text:style-name="T14">pres-imperial period and </text:span><text:bookmark text:name="1232-1233"/><text:span text:style-name="T14">are in the </text:span><text:bookmark text:name="1216-1217"/><text:span text:style-name="T14">process of </text:span><text:bookmark text:name="1234-1235"/><text:span text:style-name="T14">identifying an </text:span><text:bookmark text:name="1218-1219"/><text:span text:style-name="T14">artifact that </text:span><text:bookmark text:name="1020"/><text:span text:style-name="T14">you </text:span><text:bookmark text:name="1236-1237"/><text:span text:style-name="T14">think to </text:span><text:bookmark text:name="1238-1239"/><text:span text:style-name="T14">be a </text:span><text:bookmark text:name="1167"/><text:span text:style-name="T14">pres-imperial </text:span><text:bookmark text:name="1155"/><text:span text:style-name="T14">Erebonix mask.</text:span><text:bookmark text:name="p1152"/><text:span text:style-name="T14"> </text:span></text:p>
        <text:p text:style-name="Text_20_body"><text:soft-page-break/><text:span text:style-name="T14">In this </text:span><text:bookmark text:name="1220-1221"/><text:span text:style-name="T14">situation since your </text:span><text:bookmark text:name="1222-1223"/><text:span text:style-name="T14">character is fond of </text:span><text:bookmark text:name="1168"/><text:span text:style-name="T14">pres-imperial history and </text:span><text:bookmark text:name="1240-1241"/><text:span text:style-name="T14">is from the intellect alignment, </text:span><text:bookmark text:name="1160"/><text:span text:style-name="T14">you will be advantaged.</text:span><text:bookmark text:name="p1153"/><text:span text:style-name="T14"> </text:span></text:p>
        <text:p text:style-name="Text_20_body"><text:span text:style-name="T14">Since </text:span><text:bookmark text:name="1161"/><text:span text:style-name="T14">you are in </text:span><text:bookmark text:name="1224-1225"/><text:span text:style-name="T14">advantage </text:span><text:bookmark text:name="1162"/><text:span text:style-name="T14">you will </text:span><text:bookmark text:name="1242-1243"/><text:span text:style-name="T14">roll two </text:span><text:bookmark text:name="1226-1227"/><text:span text:style-name="T14">dice for the </text:span><text:bookmark text:name="1228-1229"/><text:span text:style-name="T14">identification.</text:span><text:bookmark text:name="p1154"/><text:span text:style-name="T14"> </text:span><text:bookmark text:name="1244-1245"/><text:span text:style-name="T14">Let's </text:span><text:bookmark text:name="1246-1247"/><text:span text:style-name="T14">assume </text:span><text:bookmark text:name="1163"/><text:span text:style-name="T14">you </text:span><text:bookmark text:name="1248-1249"/><text:span text:style-name="T14">got a 80 and a 30, In this case </text:span><text:bookmark text:name="1164"/><text:span text:style-name="T14">you will </text:span><text:bookmark text:name="1170"/><text:span text:style-name="T14">only count the best roll so </text:span><text:bookmark text:name="1165"/><text:span text:style-name="T14">you </text:span><text:bookmark text:name="1171-1250-1251"/><text:span text:style-name="T14">obtain a 30.</text:span></text:p>
        <text:h text:style-name="Heading_20_2" text:outline-level="2"><text:bookmark-start text:name="__RefHeading___Toc865_3078473065"/>Adventures<text:bookmark-end text:name="__RefHeading___Toc865_3078473065"/></text:h>
        <text:p text:style-name="P1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9">by the dungeon master.</text:span></text:p>
        <text:p text:style-name="P21"><text:span text:style-name="T15">E</text:span><text:span text:style-name="T17">ach character wear peculiar ability, one might be a powerful magic caster while an another one won’t be able to use a spark of magic and will solve everything's with shear strengths. </text:span><text:span text:style-name="T16">Every character has his very own set of ability in </text:span><text:bookmark text:name="tw-target-text2"/><text:span text:style-name="T16">adequacy with his race, classes, or personality.</text:span></text:p>
        <text:p text:style-name="P22"><text:span text:style-name="T16">S</text:span><text:span text:style-name="T18">ince everyone has his own weakness the characters will need to form a party </text:span><text:bookmark text:name="tw-target-text3"/><text:span text:style-name="T14">to compensate for their </text:span><text:span text:style-name="T18">weak point, and succeed their quest.</text:span></text:p>
        <text:p text:style-name="P20">The <text:span text:style-name="T19">story</text:span> is the <text:span text:style-name="T19">core</text:span> of the game, a <text:span text:style-name="T19">adventure</text:span> with a beginning, a middle, and an end.</text:p>
        <text:p text:style-name="Text_20_body"><text:span text:style-name="T10">T</text:span><text:span text:style-name="T1">he Dungeon Master <text:s/></text:span><text:span text:style-name="T10">might create his own </text:span><text:span text:style-name="T1">or </text:span><text:span text:style-name="T3">seek one on </text:span><text:span text:style-name="T1">internet, </text:span><text:span text:style-name="T10">that he will </text:span><text:span text:style-name="T1"><text:s/>tweak to suit </text:span><text:span text:style-name="T3">hi</text:span><text:span text:style-name="T1">s needs and desires. In either case, </text:span><text:span text:style-name="T4">the</text:span><text:span text:style-name="T1"> adventure </text:span><text:span text:style-name="T11">or campaign</text:span><text:span text:style-name="T1"> features a </text:span><text:span text:style-name="T12">custom</text:span><text:span text:style-name="T1"> setting, </text:span><text:span text:style-name="T13">it can be an investigation in the modern times or the underground setlement of a mage, in the case of Nepheshire it will b a worl of magic in science that is closer to dark fantasy than medieval fantasy</text:span><text:span text:style-name="T1">.</text:span><text:span text:style-name="T20"> <text:s/>It features a rich cast of character: the <text:s/>adventurers created and played by the other players at the table, as well as nonplayer characters (NPCs). Those characters might be patrons, allies, enemies, hirelings, or just background extras in an adventure. Often, one of the NPCs is a villain whose agenda drives much of an adventure’s action.</text:span></text:p>
        <text:p text:style-name="P7">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7">Adventures vary in length and complexity. A short adventure might present <text:soft-page-break/>only a few challenges, and it might take no more than a single game session to complete, they are generally called one-shot. A long adventure can involve hundreds of combats, interactions, and other challenges, and take dozens of sessions to play through, stretching over weeks or months of real time. Usually, the end of an adventure is marked by the adventurers heading back to civilization to rest and enjoy the spoils of their labors.</text:p>
        <text:p text:style-name="P7">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7"/>
        <text:p text:style-name="P7">The Three Pillars of Adventure</text:p>
        <text:p text:style-name="P7">Adventurers can try to do anything their players can imagine, but it can be helpful to talk about their activities in three broad categories: exploration, social interaction, and combat.</text:p>
        <text:p text:style-name="P7">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7">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7">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text:soft-page-break/>adventurers to attempt wacky stunts like surfing down a flight of stairs on a shield, to examine the environment (perhaps by pulling a mysterious lever), and to interact with other creatures, including allies, enemies, and neutral parties. </text:p>
        <text:p text:style-name="P7"/>
        <text:p text:style-name="P7">The Wonders of Magic</text:p>
        <text:p text:style-name="P7">Few D&amp;D adventures end without something magical happening. Whether helpful or harmful, magic appears frequently in the life of an adventurer, and it is the focus of chapters 10 and 11. </text:p>
        <text:p text:style-name="P7">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7">For adventurers, though, magic is key to their survival. without the healing magic of clerics and paladins; adventurers would quickly succumb to their wounds.</text:p>
        <text:p text:style-name="P7">Without the uplifting magical support of bards and clerics, warriors might be overwhelmed by powerful foes. Without the sheer magical power and versatility of wizards and druids, every threat would be magnified tenfold. </text:p>
        <text:p text:style-name="P7">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30933"/><text:bookmark-start text:name="_Hlk81171811"/></text:p>
        <text:p text:style-name="P7"><text:bookmark-end text:name="_Hlk81171811"/><text:bookmark-end text:name="_Hlk81130933"/><text:bookmark-end text:name="_Hlk81081955"/></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lgerian" svg:font-family="Algerian" style:font-family-generic="decorative"/>
    <style:font-face style:name="arial1" svg:font-family="arial" style:font-adornments="Bold" style:font-family-generic="swiss"/>
    <style:font-face style:name="arial3" svg:font-family="arial" style:font-adornments="Gras" style:font-family-generic="swiss"/>
    <style:font-face style:name="arial2" svg:font-family="arial" style:font-adornments="Normal" style:font-family-generic="swiss"/>
    <style:font-face style:name="arial"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1" svg:font-family="Algerian" style:font-family-generic="decorative" style:font-pitch="variable"/>
    <style:font-face style:name="Algerian2"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2"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2"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start" style:justify-single-word="false" fo:orphans="2" fo:widows="2" fo:text-indent="0.7cm" style:auto-text-indent="false" style:page-number="auto"/>
      <style:text-properties style:font-name="arial"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1"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84"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b0" style:font-name="arail" fo:font-family="arail" style:font-style-name="Bold"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10</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1-12-02T11:30:56.129572130</dc:date>
    <meta:editing-duration>PT3H46M21S</meta:editing-duration>
    <meta:editing-cycles>12</meta:editing-cycles>
    <meta:generator>LibreOffice/6.4.7.2$Linux_X86_64 LibreOffice_project/40$Build-2</meta:generator>
    <meta:document-statistic meta:table-count="0" meta:image-count="0" meta:object-count="0" meta:page-count="10" meta:paragraph-count="99" meta:word-count="3055" meta:character-count="17053" meta:non-whitespace-character-count="14096"/>
  </office:meta>
</office:document-meta>
</file>